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8c316" officeooo:paragraph-rsid="0018c316"/>
    </style:style>
    <style:style style:name="P2" style:family="paragraph" style:parent-style-name="Text_20_body">
      <style:text-properties officeooo:rsid="001075ed" officeooo:paragraph-rsid="001075ed"/>
    </style:style>
    <style:style style:name="P3" style:family="paragraph" style:parent-style-name="Text_20_body">
      <style:text-properties officeooo:rsid="00116e36" officeooo:paragraph-rsid="00116e36"/>
    </style:style>
    <style:style style:name="P4" style:family="paragraph" style:parent-style-name="Text_20_body">
      <style:text-properties officeooo:rsid="00162744" officeooo:paragraph-rsid="00162744"/>
    </style:style>
    <style:style style:name="P5" style:family="paragraph" style:parent-style-name="Text_20_body">
      <style:text-properties officeooo:rsid="001770c9" officeooo:paragraph-rsid="001770c9"/>
    </style:style>
    <style:style style:name="P6" style:family="paragraph" style:parent-style-name="Text_20_body">
      <style:text-properties officeooo:rsid="001851ce" officeooo:paragraph-rsid="001851ce"/>
    </style:style>
    <style:style style:name="P7" style:family="paragraph" style:parent-style-name="Heading_20_1">
      <style:text-properties fo:language="en" fo:country="US" officeooo:rsid="001075ed" officeooo:paragraph-rsid="001075e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fo:font-weight="bold" officeooo:rsid="00125130" style:font-style-asian="italic" style:font-weight-asian="bold" style:font-style-complex="italic" style:font-weight-complex="bold"/>
    </style:style>
    <style:style style:name="T5" style:family="text">
      <style:text-properties fo:language="en" fo:country="US" fo:font-style="italic" fo:font-weight="normal" style:font-style-asian="italic" style:font-weight-asian="normal" style:font-style-complex="italic" style:font-weight-complex="normal"/>
    </style:style>
    <style:style style:name="T6" style:family="text">
      <style:text-properties fo:language="en" fo:country="US" fo:font-style="italic" fo:font-weight="normal" officeooo:rsid="00125130" style:font-style-asian="italic" style:font-weight-asian="normal" style:font-style-complex="italic" style:font-weight-complex="normal"/>
    </style:style>
    <style:style style:name="T7" style:family="text">
      <style:text-properties fo:language="en" fo:country="US" officeooo:rsid="00116e36"/>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style="normal" fo:font-weight="normal" officeooo:rsid="00125130"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cs" fo:country="CZ" fo:font-style="italic" fo:font-weight="normal" style:font-style-asian="italic" style:font-weight-asian="normal" style:font-style-complex="italic" style:font-weight-complex="normal"/>
    </style:style>
    <style:style style:name="T13" style:family="text">
      <style:text-properties fo:language="cs" fo:country="CZ" fo:font-style="italic" fo:font-weight="normal" officeooo:rsid="00125130" style:font-style-asian="italic" style:font-weight-asian="normal" style:font-style-complex="italic" style:font-weight-complex="normal"/>
    </style:style>
    <style:style style:name="T14" style:family="text">
      <style:text-properties fo:language="cs" fo:country="CZ" fo:font-style="italic" fo:font-weight="bold" style:font-style-asian="italic" style:font-weight-asian="bold" style:font-style-complex="italic" style:font-weight-complex="bold"/>
    </style:style>
    <style:style style:name="T15" style:family="text">
      <style:text-properties fo:language="cs" fo:country="CZ" fo:font-style="italic" fo:font-weight="bold" officeooo:rsid="00125130" style:font-style-asian="italic" style:font-weight-asian="bold" style:font-style-complex="italic" style:font-weight-complex="bold"/>
    </style:style>
    <style:style style:name="T16" style:family="text">
      <style:text-properties fo:language="cs" fo:country="CZ" fo:font-style="normal" fo:font-weight="normal"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orphological Cases and Adpositions</text:h>
      <text:p text:style-name="P2"><text:span text:style-name="T1">This is a proposal of a </text:span><text:span text:style-name="T7">value</text:span><text:span text:style-name="T1"> set for the Case feature that will cover as many case-like meanings as possible. The goal is to cover even adpositions with labels that will be </text:span><text:span text:style-name="T2">approximately</text:span><text:span text:style-name="T1"> valid across languages (as opposed to labeling the case by the lemma of the adposition).</text:span></text:p>
      <text:p text:style-name="P3"><text:span text:style-name="T1">There is an emphasis on “approximately” above, as this is not an attempt to perfectly classify meanings of all case markers. It is really an attempt to use feature values that are slightly less language-dependent than the morphs themselves—but their interpretation is still language-dependent.</text:span></text:p>
      <text:p text:style-name="P3"><text:span text:style-name="T1">Just as morphological cases do not align perfectly across languages, the same is true about adpositions. For example, the second argument of the verb </text:span><text:span text:style-name="T2">to meet</text:span><text:span text:style-name="T8"> is accusative in English </text:span><text:span text:style-name="T2">(meet </text:span><text:span text:style-name="T3">him</text:span><text:span text:style-name="T5">)</text:span><text:span text:style-name="T9"> and Czech </text:span><text:span text:style-name="T5">(</text:span><text:span text:style-name="T12">potkat </text:span><text:span text:style-name="T14">ho</text:span><text:span text:style-name="T5">)</text:span><text:span text:style-name="T9"> but dative in German </text:span><text:span text:style-name="T6">(</text:span><text:span text:style-name="T4">ihm</text:span><text:span text:style-name="T6"> begegnen)</text:span><text:span text:style-name="T10">. There are similar mismatches among prepositions: Czech uses the same preposition with days and months </text:span><text:span text:style-name="T6">(</text:span><text:span text:style-name="T15">v</text:span><text:span text:style-name="T13"> pondělí, </text:span><text:span text:style-name="T15">v</text:span><text:span text:style-name="T13"> lednu</text:span><text:span text:style-name="T6">)</text:span><text:span text:style-name="T10"> but English uses different prepositions </text:span><text:span text:style-name="T6">(</text:span><text:span text:style-name="T4">on</text:span><text:span text:style-name="T6"> Monday, </text:span><text:span text:style-name="T4">in</text:span><text:span text:style-name="T6"> January)</text:span><text:span text:style-name="T10">. The UD’s use of feature values for morphological cases presupposes that there are similarities in the function and meaning of the same-labeled case in different languages, but they are not identical. We now propose the same approach to adpositions. For each adposition there will be just one “universal” label to which the adposition can be automatically mapped. It is not assumed that human annotators will disambiguate each occurrence. If the adposition fits into multiple cases defined here, one of them should be selected as the most prototypical and assigned to the adposition. Multiple adpositions in one language can map to the same case value if necessary.</text:span></text:p>
      <text:p text:style-name="P4"><text:span text:style-name="T10">T</text:span><text:span text:style-name="T9">he case values are short strings derived from Latin-based names of the cases. All Case values currently defined in UD are used and some new ones are defined. Bare nominals in UD treebanks will typically have their morphological case copied to the new scheme. In some languages, adpositions are combined with morphological cases and the same adposition may have different meanings with different morphological cases (for example, German </text:span><text:span text:style-name="T5">auf</text:span><text:span text:style-name="T9"> ‘on’ with morphological dative results in superessive case / static location for the whole nominal, but with morphological accusative it results in superlative case / direction ‘onto’). These cases will be distinguished in the conversion because they do not require additional human annotation.</text:span></text:p>
      <text:p text:style-name="P5"><text:a xlink:type="simple" xlink:href="https://en.wikipedia.org/wiki/List_of_grammatical_cases" text:style-name="Internet_20_link" text:visited-style-name="Visited_20_Internet_20_Link"><text:span text:style-name="T9">https://en.wikipedia.org/wiki/List_of_grammatical_cases</text:span></text:a></text:p>
      <text:p text:style-name="P1"><text:a xlink:type="simple" xlink:href="https://universaldependencies.org/ext-feat-index.html#case" text:style-name="Internet_20_link" text:visited-style-name="Visited_20_Internet_20_Link"><text:span text:style-name="T11">https://universaldependencies.org/ext-feat-index.html#case</text:span></text:a></text:p>
      <text:p text:style-name="P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4-05-07T18:48:57.135000000</meta:creation-date>
    <dc:date>2024-05-08T22:18:20.593000000</dc:date>
    <dc:creator>Daniel Zeman</dc:creator>
    <meta:editing-duration>PT4H46M9S</meta:editing-duration>
    <meta:editing-cycles>4</meta:editing-cycles>
    <meta:generator>LibreOffice/5.3.1.2$Windows_X86_64 LibreOffice_project/e80a0e0fd1875e1696614d24c32df0f95f03deb2</meta:generator>
    <meta:document-statistic meta:table-count="0" meta:image-count="0" meta:object-count="0" meta:page-count="1" meta:paragraph-count="7" meta:word-count="388" meta:character-count="2557" meta:non-whitespace-character-count="2177"/>
  </office:meta>
</office:document-meta>
</file>